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c160" officeooo:paragraph-rsid="0019c16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8a0f" officeooo:paragraph-rsid="001b8a0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c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9th</text:span> of <text:span text:style-name="T4">June</text:span> 202<text:span text:style-name="T3">1</text:span> under the <text:span text:style-name="T4">55th</text:span> PA Meeting.</text:p>
      <text:p text:style-name="P1"/>
      <text:p text:style-name="P1">The Assembly, recognising the current situation,</text:p>
      <text:p text:style-name="P1"/>
      <text:p text:style-name="P5">Constitutes the need to reform nation upkeep in the following ways:</text:p>
      <text:p text:style-name="P5">1. Turn nation bankrupcy off, it was decided it should be on in a previous motion but has since been found to not exist. This is a formality.</text:p>
      <text:p text:style-name="P5">2. Turn town bankrupcy on, when towns are out of money instead of being deleted they get severely limited.</text:p>
      <text:p text:style-name="P5">3. The CotS should decide the amount nation upkeep to be between 50-200, changing whenever the CotS sees fit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4">Comradedoggo_21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5-3: To reform nation upkeep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30T11:26:57.338509088</dc:date>
    <meta:editing-duration>PT3M10S</meta:editing-duration>
    <meta:editing-cycles>6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12" meta:word-count="111" meta:character-count="651" meta:non-whitespace-character-count="552"/>
  </office:meta>
</office:document-meta>
</file>